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預設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預設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預設-notes">
      <style:graphic-properties draw:fill-color="#ffffff" fo:min-height="13.364cm"/>
    </style:style>
    <style:style style:name="pr4" style:family="presentation" style:parent-style-name="預設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預設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預設_20_1-notes">
      <style:graphic-properties draw:fill-color="#ffffff" fo:min-height="13.364cm"/>
    </style:style>
    <style:style style:name="pr7" style:family="presentation" style:parent-style-name="預設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4" style:family="paragraph">
      <style:paragraph-properties fo:text-align="center" style:font-independent-line-spacing="true"/>
      <style:text-properties fo:font-size="18pt"/>
    </style:style>
    <style:style style:name="P5" style:family="paragraph">
      <style:paragraph-properties fo:margin-left="0cm" fo:margin-right="0cm" fo:margin-top="0.212cm" fo:margin-bottom="0.5cm" fo:text-align="start" fo:text-indent="0cm" style:punctuation-wrap="hanging" style:writing-mode="lr-tb"/>
      <style:text-properties fo:hyphenate="false"/>
    </style:style>
    <style:style style:name="P6" style:family="paragraph">
      <style:text-properties style:font-size-asian="20pt"/>
    </style:style>
    <style:style style:name="P7" style:family="paragraph">
      <style:paragraph-properties style:font-independent-line-spacing="true"/>
      <style:text-properties fo:font-size="24pt" style:font-size-asian="24pt" style:font-size-complex="24pt"/>
    </style:style>
    <style:style style:name="P8" style:family="paragraph">
      <style:paragraph-properties fo:margin-left="0cm" fo:margin-right="0cm" fo:text-indent="0cm"/>
    </style:style>
    <style:style style:name="T1" style:family="text">
      <style:text-properties fo:color="#464653" style:text-line-through-style="none" fo:font-family="'Bookman Old Style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000000" style:text-line-through-style="none" fo:font-family="'Gill Sans MT'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color="#000000" style:text-line-through-style="none" fo:font-family="'Gill Sans MT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style:text-line-through-style="none" fo:font-family="'Gill Sans MT'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1cm" text:min-label-width="1.428cm"/>
        <style:text-properties fo:color="#727ca3" fo:font-size="7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">
        <style:list-level-properties text:space-before="0.001cm" text:min-label-width="0.761cm"/>
        <style:text-properties fo:font-family="'Wingdings 3'" fo:color="#727ca3" fo:font-size="7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">
        <style:list-level-properties text:space-before="0.001cm" text:min-label-width="0.761cm"/>
        <style:text-properties fo:font-family="'Wingdings 3'" fo:color="#ff0000" fo:font-size="7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name="標題 1" presentation:style-name="pr1" draw:text-style-name="P2" draw:layer="layout" svg:width="17.401cm" svg:height="2.799cm" svg:x="3.299cm" svg:y="10.725cm" presentation:class="title" presentation:user-transformed="true">
          <draw:text-box>
            <text:p text:style-name="P1"><text:span text:style-name="T1">重複運算</text:span></text:p>
          </draw:text-box>
        </draw:frame>
        <draw:frame draw:name="Subtitle 3" presentation:style-name="pr2" draw:text-style-name="P2" draw:layer="layout" svg:width="19.049cm" svg:height="1.481cm" svg:x="3.387cm" svg:y="14.235cm" presentation:class="subtitle" presentation:user-transformed="true">
          <draw:text-box>
            <text:p text:style-name="P3"><text:span text:style-name="T1">電腦最大的特色就是能不厭其煩的重複相同工作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_20_1" presentation:presentation-page-layout-name="AL2T11">
        <draw:frame draw:name="Title 1" presentation:style-name="pr4" draw:text-style-name="P4" draw:layer="layout" svg:width="22.859cm" svg:height="2.751cm" svg:x="1.27cm" svg:y="0.423cm" presentation:class="title" presentation:user-transformed="true">
          <draw:text-box>
            <text:p text:style-name="P1"><text:span text:style-name="T1">生活中的重複事件</text:span></text:p>
          </draw:text-box>
        </draw:frame>
        <draw:frame draw:name="Content Placeholder 2" presentation:style-name="pr5" draw:text-style-name="P2" draw:layer="layout" svg:width="22.859cm" svg:height="13.715cm" svg:x="1.27cm" svg:y="3.387cm" presentation:class="outline" presentation:user-transformed="true">
          <draw:text-box>
            <text:list text:style-name="L2">
              <text:list-item>
                <text:p text:style-name="P5"><text:span text:style-name="T2">被老師罰寫錯字</text:span><text:span text:style-name="T2">100</text:span><text:span text:style-name="T2">遍</text:span></text:p>
              </text:list-item>
              <text:list-item>
                <text:p text:style-name="P5"><text:span text:style-name="T2">玩遊戲一直到進級才停止</text:span></text:p>
              </text:list-item>
            </text:list>
            <text:p text:style-name="P5"><text:span text:style-name="T2"/></text:p>
            <text:p text:style-name="P5"><text:span text:style-name="T1">電腦的強項就是能不厭其煩的重複相同工作</text:span><text:span text:style-name="T2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重復事件的兩大類型" draw:style-name="dp1" draw:master-page-name="預設_20_1" presentation:presentation-page-layout-name="AL2T11">
        <draw:frame draw:name="Title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1">重複事件的兩大類型</text:span></text:p>
          </draw:text-box>
        </draw:frame>
        <draw:frame draw:name="Content Placeholder 2" presentation:style-name="pr5" draw:text-style-name="P2" draw:layer="layout" svg:width="22.859cm" svg:height="13.715cm" svg:x="1.27cm" svg:y="3.387cm" presentation:class="outline" presentation:user-transformed="true">
          <draw:text-box>
            <text:list text:style-name="L2">
              <text:list-item>
                <text:p text:style-name="P5"><text:span text:style-name="T2"><text:s/></text:span><text:span text:style-name="T2">對所有資料做相同運算，如：</text:span><text:span text:style-name="T2"><text:line-break/></text:span><text:span text:style-name="T2"> <text:s/>求</text:span><text:span text:style-name="T2">30</text:span><text:span text:style-name="T2">個正整數的平方和。</text:span></text:p>
              </text:list-item>
            </text:list>
            <text:p text:style-name="P5"><text:span text:style-name="T2"/></text:p>
            <text:list text:continue-numbering="true" text:style-name="L2">
              <text:list-item>
                <text:p text:style-name="P5"><text:span text:style-name="T2"><text:s/></text:span><text:span text:style-name="T2">在所有資料中搜尋可能的例外，如：</text:span><text:span text:style-name="T2"><text:line-break/></text:span><text:span text:style-name="T2"> </text:span><text:span text:style-name="T2">200</text:span><text:span text:style-name="T2">份學生成績中是否有任何負數？</text:span></text:p>
              </text:list-item>
            </text:list>
            <text:p text:style-name="P5"><text:span text:style-name="T2">Python </text:span><text:span text:style-name="T2">的重複機制有兩個指令：</text:span></text:p>
            <text:list text:style-name="L1">
              <text:list-item>
                <text:p text:style-name="P5"><text:span text:style-name="T2">while </text:span></text:p>
              </text:list-item>
              <text:list-item>
                <text:p text:style-name="P5"><text:span text:style-name="T2">for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重復處理： while 指令" draw:style-name="dp1" draw:master-page-name="預設_20_1" presentation:presentation-page-layout-name="AL2T11">
        <draw:frame draw:name="Title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1">重複處理： </text:span><text:span text:style-name="T1">while </text:span><text:span text:style-name="T1">指令</text:span></text:p>
          </draw:text-box>
        </draw:frame>
        <draw:frame draw:name="Content Placeholder 2" presentation:style-name="pr5" draw:text-style-name="P2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5"><text:span text:style-name="T2">文法：</text:span><text:span text:style-name="T2"><text:line-break/></text:span><text:span text:style-name="T2">while </text:span><text:span text:style-name="T2">條件式 ：</text:span><text:span text:style-name="T2"><text:line-break/></text:span><text:span text:style-name="T2"> <text:s text:c="3"/></text:span><text:span text:style-name="T2">block <text:s text:c="10"/># </text:span><text:span text:style-name="T2">內縮只令群</text:span><text:span text:style-name="T2"><text:line-break/></text:span><text:span text:style-name="T2"/></text:p>
              </text:list-item>
              <text:list-item>
                <text:p text:style-name="P5"><text:span text:style-name="T2"><text:s/></text:span><text:span text:style-name="T2">sum = 0</text:span><text:span text:style-name="T2"><text:line-break/></text:span><text:span text:style-name="T2"> num = 1</text:span><text:span text:style-name="T2"><text:line-break/></text:span><text:span text:style-name="T2"> while num &lt;= 10:</text:span><text:span text:style-name="T2"><text:line-break/></text:span><text:span text:style-name="T2"> <text:s text:c="4"/>sum += num</text:span><text:span text:style-name="T2"><text:line-break/></text:span><text:span text:style-name="T2"> <text:s text:c="4"/>num += 1</text:span><text:span text:style-name="T2"><text:line-break/></text:span><text:span text:style-name="T2"> print(sum)</text:span></text:p>
              </text:list-item>
              <text:list-item>
                <text:p text:style-name="P5"><text:span text:style-name="T2">觀念驗證 </text:span><text:span text:style-name="T2">16.1, 16.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迴圈寫在函式內，運用更自如" draw:style-name="dp1" draw:master-page-name="預設_20_1" presentation:presentation-page-layout-name="AL2T11">
        <draw:frame draw:name="標題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1">範例：</text:span><text:span text:style-name="T2">求 </text:span><text:span text:style-name="T2">1+3+5….</text:span><text:span text:style-name="T2">到 </text:span><text:span text:style-name="T2">99 </text:span><text:span text:style-name="T2">的和</text:span></text:p>
          </draw:text-box>
        </draw:frame>
        <draw:frame draw:name="內容版面配置區 2" presentation:style-name="pr7" draw:text-style-name="P2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5"><text:span text:style-name="T2">sum = 0</text:span><text:span text:style-name="T2"><text:line-break/></text:span><text:span text:style-name="T2">n = 1</text:span><text:span text:style-name="T2"><text:line-break/></text:span><text:span text:style-name="T2">while n &lt; 100: <text:s/></text:span><text:span text:style-name="T2"><text:line-break/></text:span><text:span text:style-name="T2"> <text:s text:c="2"/>sum += n</text:span><text:span text:style-name="T2"><text:line-break/></text:span><text:span text:style-name="T2"> <text:s text:c="2"/>n += 2</text:span><text:span text:style-name="T2"><text:line-break/></text:span><text:span text:style-name="T2">print(sum)</text:span><text:span text:style-name="T2"><text:line-break/></text:span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模擬丟銅板10000次" draw:style-name="dp1" draw:master-page-name="預設_20_1" presentation:presentation-page-layout-name="AL2T11">
        <draw:frame draw:name="標題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1">範例：模擬丟銅板</text:span><text:span text:style-name="T1">10000</text:span><text:span text:style-name="T1">次</text:span></text:p>
          </draw:text-box>
        </draw:frame>
        <draw:frame draw:name="內容版面配置區 2" presentation:style-name="pr5" draw:text-style-name="P2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5"><text:span text:style-name="T2">import random</text:span><text:span text:style-name="T2"><text:line-break/></text:span><text:span text:style-name="T2">MAX = 10000</text:span><text:span text:style-name="T2"><text:line-break/></text:span><text:span text:style-name="T2">head = 0</text:span><text:span text:style-name="T2"><text:line-break/></text:span><text:span text:style-name="T2">tail = 0</text:span><text:span text:style-name="T2"><text:line-break/></text:span><text:span text:style-name="T2">while MAX &gt; 0 : <text:s/></text:span><text:span text:style-name="T2"><text:line-break/></text:span><text:span text:style-name="T2"><text:tab/></text:span><text:span text:style-name="T2">x = random.randrange(0,2)</text:span><text:span text:style-name="T2"><text:line-break/></text:span><text:span text:style-name="T2"><text:tab/></text:span><text:span text:style-name="T2">if x == 0 :</text:span><text:span text:style-name="T2"><text:line-break/></text:span><text:span text:style-name="T2"><text:tab/></text:span><text:span text:style-name="T2"><text:tab/></text:span><text:span text:style-name="T2">head += 1</text:span><text:span text:style-name="T2"><text:line-break/></text:span><text:span text:style-name="T2"><text:tab/></text:span><text:span text:style-name="T2">else :</text:span><text:span text:style-name="T2"><text:line-break/></text:span><text:span text:style-name="T2"><text:tab/></text:span><text:span text:style-name="T2"><text:tab/></text:span><text:span text:style-name="T2">tail += 1</text:span><text:span text:style-name="T2"><text:line-break/></text:span><text:span text:style-name="T2"><text:tab/></text:span><text:span text:style-name="T2">MAX = MAX – 1 <text:s/># </text:span><text:span text:style-name="T2">忘了它會怎樣</text:span><text:span text:style-name="T2">?</text:span><text:span text:style-name="T2"><text:line-break/></text:span><text:span text:style-name="T2">print(head, tail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範例： 猜一個數，最多可猜MAX次" draw:style-name="dp1" draw:master-page-name="預設_20_1" presentation:presentation-page-layout-name="AL2T11">
        <draw:frame draw:name="Title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1"><text:s/></text:span><text:span text:style-name="T1">範例： 猜一個數，幾次才猜中</text:span><text:span text:style-name="T1">?</text:span></text:p>
          </draw:text-box>
        </draw:frame>
        <draw:frame draw:name="Content Placeholder 2" presentation:style-name="pr7" draw:text-style-name="P7" draw:layer="layout" svg:width="22.859cm" svg:height="14.8cm" svg:x="1.27cm" svg:y="2.8cm" presentation:class="outline" presentation:user-transformed="true">
          <draw:text-box>
            <text:list text:style-name="L4">
              <text:list-item>
                <text:p text:style-name="P5"><text:span text:style-name="T3">target = 20</text:span><text:span text:style-name="T3"><text:line-break/></text:span><text:span text:style-name="T3">guessCount = 0</text:span><text:span text:style-name="T3"><text:line-break/></text:span><text:span text:style-name="T3">done = False</text:span><text:span text:style-name="T3"><text:line-break/></text:span><text:span text:style-name="T3">while not done : <text:s text:c="2"/># </text:span><text:span text:style-name="T3">迴圈次數不確定</text:span><text:span text:style-name="T3"><text:line-break/></text:span><text:span text:style-name="T3"><text:tab/></text:span><text:span text:style-name="T3">guess = int(input(‘Please guess a number: ‘))</text:span><text:span text:style-name="T3"><text:line-break/></text:span><text:span text:style-name="T3"><text:tab/></text:span><text:span text:style-name="T3">guessCount += 1</text:span><text:span text:style-name="T3"><text:line-break/></text:span><text:span text:style-name="T3"><text:tab/></text:span><text:span text:style-name="T3">if guess == target :</text:span><text:span text:style-name="T3"><text:line-break/></text:span><text:span text:style-name="T3"><text:tab/></text:span><text:span text:style-name="T3"><text:tab/></text:span><text:span text:style-name="T3">done = True</text:span><text:span text:style-name="T3"><text:line-break/></text:span><text:span text:style-name="T3"><text:tab/></text:span><text:span text:style-name="T3">elif guess &gt; target :</text:span><text:span text:style-name="T3"><text:line-break/></text:span><text:span text:style-name="T3"> <text:s text:c="8"/>print('too large!')</text:span><text:span text:style-name="T3"><text:line-break/></text:span><text:span text:style-name="T3"> <text:s text:c="3"/>else: <text:s/></text:span><text:span text:style-name="T3"><text:line-break/></text:span><text:span text:style-name="T3"> <text:s text:c="8"/>print('too small!')</text:span><text:span text:style-name="T3"><text:line-break/></text:span><text:span text:style-name="T3">print(‘you guessed ‘, guessCount, ' times!') </text:span></text:p>
              </text:list-item>
              <text:list-item>
                <text:p text:style-name="P5"><text:span text:style-name="T3">不用 </text:span><text:span text:style-name="T3">done </text:span><text:span text:style-name="T3">的寫法，試試看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_20_1" presentation:presentation-page-layout-name="AL2T11">
        <draw:frame draw:name="標題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1">迴圈的幾種模式</text:span></text:p>
          </draw:text-box>
        </draw:frame>
        <draw:frame draw:name="內容版面配置區 2" presentation:style-name="pr5" draw:text-style-name="P2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5"><text:span text:style-name="T2">while x &gt; 0 and y &lt; 0 :</text:span><text:span text:style-name="T2"><text:line-break/></text:span><text:span text:style-name="T2"> <text:s text:c="4"/></text:span><text:span text:style-name="T2">這裡必須有指令改變 </text:span><text:span text:style-name="T2">x </text:span><text:span text:style-name="T2">或 </text:span><text:span text:style-name="T2">y </text:span><text:span text:style-name="T2">的值</text:span></text:p>
              </text:list-item>
              <text:list-item>
                <text:p text:style-name="P5"><text:span text:style-name="T2">cond = True</text:span><text:span text:style-name="T2"><text:line-break/></text:span><text:span text:style-name="T2">while cond <text:s/>:</text:span><text:span text:style-name="T2"><text:line-break/></text:span><text:span text:style-name="T2"> <text:s text:c="4"/></text:span><text:span text:style-name="T2">至少需有一處改變 </text:span><text:span text:style-name="T2">cond </text:span><text:span text:style-name="T2">為 </text:span><text:span text:style-name="T2">False</text:span></text:p>
              </text:list-item>
            </text:list>
            <text:list text:style-name="L5">
              <text:list-item>
                <text:p text:style-name="P5"><text:span text:style-name="T2">while True :</text:span><text:span text:style-name="T2"><text:line-break/></text:span><text:span text:style-name="T2"> <text:s text:c="4"/></text:span><text:span text:style-name="T2">當條件不對時， 使用 </text:span><text:span text:style-name="T2">break </text:span><text:span text:style-name="T2">指令離開</text:span></text:p>
              </text:list-item>
            </text:list>
            <text:p text:style-name="P5"><text:span text:style-name="T2"/></text:p>
            <text:list text:style-name="L4">
              <text:list-item>
                <text:p text:style-name="P5"><text:span text:style-name="T2">最後一種模式邏輯較清楚，也較容易寫。</text:span><text:span text:style-name="T2"><text:line-break/></text:span><text:span text:style-name="T2">而且不容易造成無窮迴圈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break 指令" draw:style-name="dp1" draw:master-page-name="預設_20_1" presentation:presentation-page-layout-name="AL2T11">
        <draw:frame draw:name="Title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1"><text:s/></text:span><text:span text:style-name="T1">break </text:span><text:span text:style-name="T1">指令</text:span></text:p>
          </draw:text-box>
        </draw:frame>
        <draw:frame draw:name="Content Placeholder 2" presentation:style-name="pr7" draw:text-style-name="P2" draw:layer="layout" svg:width="22.859cm" svg:height="14.338cm" svg:x="1.27cm" svg:y="3.387cm" presentation:class="outline" presentation:user-transformed="true">
          <draw:text-box>
            <text:list text:style-name="L4">
              <text:list-item>
                <text:p text:style-name="P5"><text:span text:style-name="T2"><text:s/></text:span><text:span text:style-name="T2">break </text:span><text:span text:style-name="T2">指令：提前結束迴圈，配合 </text:span><text:span text:style-name="T2">if </text:span><text:span text:style-name="T2">使用。</text:span><text:span text:style-name="T2"><text:line-break/></text:span><text:span text:style-name="T2"> <text:s/></text:span><text:span text:style-name="T2">if condition : </text:span><text:span text:style-name="T2"><text:line-break/></text:span><text:span text:style-name="T2"> <text:s text:c="6"/>break</text:span></text:p>
              </text:list-item>
              <text:list-item>
                <text:p text:style-name="P5"><text:span text:style-name="T2"><text:s/></text:span><text:span text:style-name="T2">sum = 0</text:span><text:span text:style-name="T2"><text:line-break/></text:span><text:span text:style-name="T2"> while True :</text:span><text:span text:style-name="T2"><text:line-break/></text:span><text:span text:style-name="T2"> </text:span><text:span text:style-name="T2"><text:tab/></text:span><text:span text:style-name="T2">n = int(input(‘enter an integer: ‘))</text:span><text:span text:style-name="T2"><text:line-break/></text:span><text:span text:style-name="T2"><text:tab/></text:span><text:span text:style-name="T2">if n &lt; 0 :</text:span><text:span text:style-name="T2"><text:line-break/></text:span><text:span text:style-name="T2"><text:tab/></text:span><text:span text:style-name="T2"><text:tab/></text:span><text:span text:style-name="T2">break</text:span><text:span text:style-name="T2"><text:line-break/></text:span><text:span text:style-name="T2"> <text:s text:c="3"/>sum = sum + n</text:span><text:span text:style-name="T2"><text:line-break/></text:span><text:span text:style-name="T2">print(‘ total : ‘, sum)</text:span></text:p>
              </text:list-item>
              <text:list-item>
                <text:p text:style-name="P5"><text:span text:style-name="T2">程式 </text:span><text:span text:style-name="T2">16.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_20_1" presentation:presentation-page-layout-name="AL2T11">
        <draw:frame draw:name="Title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1"><text:s/></text:span><text:span text:style-name="T1">continue </text:span><text:span text:style-name="T1">指令</text:span></text:p>
          </draw:text-box>
        </draw:frame>
        <draw:frame draw:name="Content Placeholder 2" presentation:style-name="pr7" draw:text-style-name="P2" draw:layer="layout" svg:width="22.859cm" svg:height="14.338cm" svg:x="1.27cm" svg:y="3.387cm" presentation:class="outline" presentation:user-transformed="true">
          <draw:text-box>
            <text:list text:style-name="L4">
              <text:list-item>
                <text:p text:style-name="P5"><text:span text:style-name="T2"><text:s/></text:span><text:span text:style-name="T2">continue </text:span><text:span text:style-name="T2">指令：直接進入下一輪迴圈，也是</text:span><text:span text:style-name="T2"><text:line-break/></text:span><text:span text:style-name="T2"> <text:s text:c="26"/>配合 </text:span><text:span text:style-name="T2">if </text:span><text:span text:style-name="T2">使用。</text:span><text:span text:style-name="T2"><text:line-break/></text:span><text:span text:style-name="T2"> <text:s/></text:span><text:span text:style-name="T2">if condition : </text:span><text:span text:style-name="T2"><text:line-break/></text:span><text:span text:style-name="T2"> <text:s text:c="6"/>continue</text:span></text:p>
              </text:list-item>
              <text:list-item>
                <text:p text:style-name="P5"><text:span text:style-name="T3">n = 1</text:span><text:span text:style-name="T3"><text:line-break/></text:span><text:span text:style-name="T3">while n &lt; 10:</text:span><text:span text:style-name="T3"><text:line-break/></text:span><text:span text:style-name="T3"> <text:s text:c="3"/>if n == 5:</text:span><text:span text:style-name="T3"><text:line-break/></text:span><text:span text:style-name="T3"> <text:s text:c="8"/>n += 1</text:span><text:span text:style-name="T3"><text:line-break/></text:span><text:span text:style-name="T3"> <text:s text:c="8"/>continue</text:span><text:span text:style-name="T3"><text:line-break/></text:span><text:span text:style-name="T3"> <text:s text:c="3"/>print(n, end = ' ')</text:span><text:span text:style-name="T3"><text:line-break/></text:span><text:span text:style-name="T3"> <text:s text:c="3"/>n += 1</text:span><text:span text:style-name="T3"><text:line-break/></text:span><text:span text:style-name="T3">print('End')</text:span></text:p>
              </text:list-item>
              <text:list-item>
                <text:p text:style-name="P5"><text:span text:style-name="T3">觀念驗證 </text:span><text:span text:style-name="T3">16.4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作業" draw:style-name="dp1" draw:master-page-name="預設_20_1" presentation:presentation-page-layout-name="AL2T11">
        <draw:frame draw:name="標題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1">while...else </text:span><text:span text:style-name="T1">迴圈</text:span></text:p>
          </draw:text-box>
        </draw:frame>
        <draw:frame draw:name="內容版面配置區 2" presentation:style-name="pr5" draw:text-style-name="P2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5"><text:span text:style-name="T2"><text:s/></text:span><text:span text:style-name="T2">while </text:span><text:span text:style-name="T2">條件式</text:span><text:span text:style-name="T2">:</text:span><text:span text:style-name="T2"><text:line-break/></text:span><text:span text:style-name="T2"> <text:s text:c="5"/>block-A</text:span><text:span text:style-name="T2"><text:line-break/></text:span><text:span text:style-name="T2"> else:</text:span><text:span text:style-name="T2"><text:line-break/></text:span><text:span text:style-name="T2"> <text:s text:c="5"/>block-B</text:span></text:p>
              </text:list-item>
              <text:list-item>
                <text:p text:style-name="P5"><text:span text:style-name="T2"><text:s/></text:span><text:span text:style-name="T2">參考 </text:span><text:span text:style-name="T2">16-7</text:span><text:span text:style-name="T2">頁流程圖</text:span></text:p>
              </text:list-item>
              <text:list-item>
                <text:p text:style-name="P5"><text:span text:style-name="T2"><text:s/></text:span><text:span text:style-name="T2">它只對 </text:span><text:span text:style-name="T2">break </text:span><text:span text:style-name="T2">有影響</text:span></text:p>
              </text:list-item>
              <text:list-item>
                <text:p text:style-name="P5"><text:span text:style-name="T2"><text:s/></text:span><text:span text:style-name="T2">程式 </text:span><text:span text:style-name="T2">16.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_20_1" presentation:presentation-page-layout-name="AL2T11">
        <draw:frame draw:name="標題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1">無窮迴圈</text:span></text:p>
          </draw:text-box>
        </draw:frame>
        <draw:frame draw:name="內容版面配置區 2" presentation:style-name="pr5" draw:text-style-name="P2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5"><text:span text:style-name="T2"><text:s/></text:span><text:span text:style-name="T2">初學者很容易寫出無窮迴圈的程式。</text:span></text:p>
              </text:list-item>
              <text:list-item>
                <text:p text:style-name="P5"><text:span text:style-name="T2"><text:s/></text:span><text:span text:style-name="T2">當條件式一直都成立時，程式便會跑不停</text:span></text:p>
                <text:list>
                  <text:list-item>
                    <text:p text:style-name="P8"><text:span text:style-name="T2">故，</text:span><text:span text:style-name="T2">block </text:span><text:span text:style-name="T2">中一定要有指令改變條件式</text:span></text:p>
                  </text:list-item>
                </text:list>
              </text:list-item>
              <text:list-item>
                <text:p text:style-name="P8"><text:span text:style-name="T2"><text:s/></text:span><text:span text:style-name="T2">發生無窮迴圈時，可能會</text:span></text:p>
                <text:list>
                  <text:list-item>
                    <text:p text:style-name="P8"><text:span text:style-name="T2">讓你以為當機</text:span><text:span text:style-name="T2">(</text:span><text:span text:style-name="T2">畫面都沒變化</text:span><text:span text:style-name="T2">)</text:span></text:p>
                  </text:list-item>
                  <text:list-item>
                    <text:p text:style-name="P8"><text:span text:style-name="T2">不斷有訊息顯示在螢幕上</text:span></text:p>
                  </text:list-item>
                  <text:list-item>
                    <text:p text:style-name="P8"><text:span text:style-name="T2">可使用 </text:span><text:span text:style-name="T2">ctrl + c </text:span><text:span text:style-name="T2">中斷程式執行</text:span></text:p>
                  </text:list-item>
                </text:list>
              </text:list-item>
              <text:list-item>
                <text:p text:style-name="P8"><text:span text:style-name="T2">練習 </text:span><text:span text:style-name="T2">16-10 </text:span><text:span text:style-name="T2">頁 </text:span><text:span text:style-name="T2">Q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_20_1" presentation:presentation-page-layout-name="AL2T11">
        <draw:frame draw:name="標題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1">for</text:span><text:span text:style-name="T1">迴圈</text:span></text:p>
          </draw:text-box>
        </draw:frame>
        <draw:frame draw:name="內容版面配置區 2" presentation:style-name="pr5" draw:text-style-name="P2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5"><text:span text:style-name="T2"><text:s/></text:span><text:span text:style-name="T2">適用時機</text:span><text:span text:style-name="T2">:</text:span></text:p>
                <text:list>
                  <text:list-item>
                    <text:p text:style-name="P8"><text:span text:style-name="T2">確定重複執行的次數</text:span></text:p>
                  </text:list-item>
                  <text:list-item>
                    <text:p text:style-name="P8"><text:span text:style-name="T2">拜訪容器內的所有元素</text:span></text:p>
                  </text:list-item>
                </text:list>
              </text:list-item>
              <text:list-item>
                <text:p text:style-name="P8"><text:span text:style-name="T2"><text:s/></text:span><text:span text:style-name="T2">第一種時機可搭配 </text:span><text:span text:style-name="T2">range()</text:span><text:span text:style-name="T2">函式來使用</text:span><text:span text:style-name="T2">:</text:span></text:p>
                <text:list>
                  <text:list-item>
                    <text:p text:style-name="P8"><text:span text:style-name="T2"><text:s/></text:span><text:span text:style-name="T2">for </text:span><text:span text:style-name="T2">變數 </text:span><text:span text:style-name="T2">in range(n):</text:span><text:span text:style-name="T2"><text:line-break/></text:span><text:span text:style-name="T2"> <text:s text:c="4"/>block</text:span><text:span text:style-name="T2"><text:line-break/></text:span><text:span text:style-name="T2">此迴圈會執行 </text:span><text:span text:style-name="T2">block </text:span><text:span text:style-name="T2">區塊 </text:span><text:span text:style-name="T2">n </text:span><text:span text:style-name="T2">次</text:span></text:p>
                  </text:list-item>
                  <text:list-item>
                    <text:p text:style-name="P8"><text:span text:style-name="T2">事實上 </text:span><text:span text:style-name="T2">range(n) </text:span><text:span text:style-name="T2">函式是產生一個容器，內存</text:span><text:span text:style-name="T2"><text:line-break/></text:span><text:span text:style-name="T2">0~9 </text:span><text:span text:style-name="T2">共</text:span><text:span text:style-name="T2">9</text:span><text:span text:style-name="T2">個整數，</text:span><text:span text:style-name="T2">for </text:span><text:span text:style-name="T2">迴圈再拜訪此</text:span><text:span text:style-name="T2">9</text:span><text:span text:style-name="T2">元素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_20_1" presentation:presentation-page-layout-name="AL2T11">
        <draw:frame draw:name="標題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1">range</text:span><text:span text:style-name="T1">函式</text:span></text:p>
          </draw:text-box>
        </draw:frame>
        <draw:frame draw:name="內容版面配置區 2" presentation:style-name="pr5" draw:text-style-name="P2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8"><text:span text:style-name="T2"><text:s/></text:span><text:span text:style-name="T2">range </text:span><text:span text:style-name="T2">函式的完整格式</text:span><text:span text:style-name="T2">:</text:span></text:p>
                <text:list>
                  <text:list-item>
                    <text:p text:style-name="P8"><text:span text:style-name="T2"><text:s/></text:span><text:span text:style-name="T2">range(start,end,step)</text:span></text:p>
                  </text:list-item>
                  <text:list-item>
                    <text:p text:style-name="P8"><text:span text:style-name="T2"><text:s/></text:span><text:span text:style-name="T2">start </text:span><text:span text:style-name="T2">代表起始值，預設為</text:span><text:span text:style-name="T2">0</text:span></text:p>
                  </text:list-item>
                  <text:list-item>
                    <text:p text:style-name="P8"><text:span text:style-name="T2"><text:s/></text:span><text:span text:style-name="T2">end </text:span><text:span text:style-name="T2">代表終止值。最後一個元素必須在此之前</text:span></text:p>
                  </text:list-item>
                  <text:list-item>
                    <text:p text:style-name="P8"><text:span text:style-name="T2"><text:s/></text:span><text:span text:style-name="T2">Step </text:span><text:span text:style-name="T2">代表間隔值。正數表示遞增，負數表示</text:span><text:span text:style-name="T2"><text:line-break/></text:span><text:span text:style-name="T2"> <text:s text:c="9"/>遞減</text:span><text:span text:style-name="T2">; </text:span><text:span text:style-name="T2">預設值為</text:span><text:span text:style-name="T2">1</text:span><text:span text:style-name="T2">。</text:span></text:p>
                  </text:list-item>
                </text:list>
              </text:list-item>
              <text:list-item>
                <text:p text:style-name="P8"><text:span text:style-name="T2"><text:s/></text:span><text:span text:style-name="T2">range(5) --&gt; 0,1,2,3,4</text:span></text:p>
              </text:list-item>
              <text:list-item>
                <text:p text:style-name="P8"><text:span text:style-name="T2"><text:s/></text:span><text:span text:style-name="T2">range(2,5) --&gt; 2,3,4</text:span></text:p>
              </text:list-item>
              <text:list-item>
                <text:p text:style-name="P8"><text:span text:style-name="T2"><text:s/></text:span><text:span text:style-name="T2">range(3,9,2) --&gt; 3,5,7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_20_1" presentation:presentation-page-layout-name="AL2T11">
        <draw:frame draw:name="標題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1">range</text:span><text:span text:style-name="T1">函式</text:span></text:p>
          </draw:text-box>
        </draw:frame>
        <draw:frame draw:name="內容版面配置區 2" presentation:style-name="pr5" draw:text-style-name="P2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8"><text:span text:style-name="T2"><text:s text:c="2"/></text:span><text:span text:style-name="T2">range(9,2,-2) --&gt; 9,7,5,3</text:span></text:p>
              </text:list-item>
              <text:list-item>
                <text:p text:style-name="P8"><text:span text:style-name="T2"><text:s text:c="2"/></text:span><text:span text:style-name="T2">for n in range(0,9,2):</text:span><text:span text:style-name="T2"><text:line-break/></text:span><text:span text:style-name="T2"> <text:s text:c="5"/>print(n,end = ' ')</text:span></text:p>
              </text:list-item>
              <text:list-item>
                <text:p text:style-name="P8"><text:span text:style-name="T2"><text:s text:c="2"/></text:span><text:span text:style-name="T2">for a in range(10,1,-1):</text:span><text:span text:style-name="T2"><text:line-break/></text:span><text:span text:style-name="T2"> <text:s text:c="5"/>print(a**2 +1, end = ' ') </text:span></text:p>
              </text:list-item>
              <text:list-item>
                <text:p text:style-name="P8"><text:span text:style-name="T2"><text:s/></text:span><text:span text:style-name="T2">觀念驗證 </text:span><text:span text:style-name="T2">17.1, 17.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_20_1" presentation:presentation-page-layout-name="AL2T11">
        <draw:frame draw:name="標題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1">多層 </text:span><text:span text:style-name="T1">for </text:span><text:span text:style-name="T1">迴圈</text:span></text:p>
          </draw:text-box>
        </draw:frame>
        <draw:frame draw:name="內容版面配置區 2" presentation:style-name="pr5" draw:text-style-name="P2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8"><text:span text:style-name="T2"><text:s text:c="2"/></text:span><text:span text:style-name="T2">程式的巢狀結構常可發揮良好的功能，</text:span><text:span text:style-name="T2"><text:line-break/></text:span><text:span text:style-name="T2"> <text:s/>如</text:span><text:span text:style-name="T2">: </text:span><text:span text:style-name="T2">九九乘法表。</text:span></text:p>
                <text:list>
                  <text:list-item>
                    <text:p text:style-name="P8"><text:span text:style-name="T2"><text:s text:c="2"/></text:span><text:span text:style-name="T2">for j in range(1,10):</text:span><text:span text:style-name="T2"><text:line-break/></text:span><text:span text:style-name="T2"> <text:s text:c="5"/>for k in range(1,10):</text:span><text:span text:style-name="T2"><text:line-break/></text:span><text:span text:style-name="T2"> <text:s text:c="10"/>print(j,' X ',k,' = ',j * k, end = ' ')</text:span><text:span text:style-name="T2"><text:line-break/></text:span><text:span text:style-name="T2"> <text:s text:c="5"/>print()</text:span></text:p>
                  </text:list-item>
                </text:list>
              </text:list-item>
              <text:list-item>
                <text:p text:style-name="P8"><text:span text:style-name="T2"><text:s/></text:span><text:span text:style-name="T2">觀念驗證 </text:span><text:span text:style-name="T2">17.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_20_1" presentation:presentation-page-layout-name="AL2T11">
        <draw:frame draw:name="標題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1">Break, continue, and for-else</text:span></text:p>
          </draw:text-box>
        </draw:frame>
        <draw:frame draw:name="內容版面配置區 2" presentation:style-name="pr5" draw:text-style-name="P2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8"><text:span text:style-name="T2"><text:s text:c="2"/></text:span><text:span text:style-name="T2">此三子句之意義與 </text:span><text:span text:style-name="T2">while </text:span><text:span text:style-name="T2">迴圈完全相同。</text:span></text:p>
              </text:list-item>
              <text:list-item>
                <text:p text:style-name="P8"><text:span text:style-name="T2"><text:s text:c="2"/></text:span><text:span text:style-name="T2">例 </text:span><text:span text:style-name="T2">: </text:span><text:span text:style-name="T2">求質數</text:span><text:span text:style-name="T2"><text:line-break/></text:span><text:span text:style-name="T2"> <text:s text:c="2"/></text:span><text:span text:style-name="T2">num = int(input('enter the range(0~N): '))</text:span><text:span text:style-name="T2"><text:line-break/></text:span><text:span text:style-name="T2"> <text:s text:c="2"/>for i in range(2,num + 1):</text:span><text:span text:style-name="T2"><text:line-break/></text:span><text:span text:style-name="T2"> <text:s text:c="6"/>for j in range(2,i):</text:span><text:span text:style-name="T2"><text:line-break/></text:span><text:span text:style-name="T2"> <text:s text:c="10"/>if i % j == 0:</text:span><text:span text:style-name="T2"><text:line-break/></text:span><text:span text:style-name="T2"> <text:s text:c="14"/>break</text:span><text:span text:style-name="T2"><text:line-break/></text:span><text:span text:style-name="T2"> <text:s text:c="6"/>else:</text:span><text:span text:style-name="T2"><text:line-break/></text:span><text:span text:style-name="T2"> <text:s text:c="10"/>print(i)</text:span></text:p>
              </text:list-item>
              <text:list-item>
                <text:p text:style-name="P8"><text:span text:style-name="T2"><text:s/></text:span><text:span text:style-name="T2">練習 <text:s/></text:span><text:span text:style-name="T2">17-8 Q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_20_1" presentation:presentation-page-layout-name="AL2T11">
        <draw:frame draw:name="標題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1">走訪容器中的元素</text:span></text:p>
          </draw:text-box>
        </draw:frame>
        <draw:frame draw:name="內容版面配置區 2" presentation:style-name="pr5" draw:text-style-name="P2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8"><text:span text:style-name="T2"><text:s text:c="2"/></text:span><text:span text:style-name="T2">for </text:span><text:span text:style-name="T2">變數 </text:span><text:span text:style-name="T2">in </text:span><text:span text:style-name="T2">容器</text:span><text:span text:style-name="T2">:</text:span><text:span text:style-name="T2"><text:line-break/></text:span><text:span text:style-name="T2"> <text:s text:c="6"/>block</text:span></text:p>
              </text:list-item>
              <text:list-item>
                <text:p text:style-name="P8"><text:span text:style-name="T2"><text:s/></text:span><text:span text:style-name="T2">for letter in 'happy birthday!': <text:s text:c="3"/># </text:span><text:span text:style-name="T2">字串是容器</text:span><text:span text:style-name="T2"><text:line-break/></text:span><text:span text:style-name="T2"> <text:s text:c="4"/></text:span><text:span text:style-name="T2">print(ord(letter)</text:span></text:p>
              </text:list-item>
              <text:list-item>
                <text:p text:style-name="P8"><text:span text:style-name="T2"><text:s/></text:span><text:span text:style-name="T2">for element in (1,'a','go',3.4,(2,5)):</text:span><text:span text:style-name="T2"><text:line-break/></text:span><text:span text:style-name="T2"> <text:s text:c="4"/>print(element) <text:s text:c="14"/># tuple </text:span><text:span text:style-name="T2">也是容器</text:span></text:p>
              </text:list-item>
              <text:list-item>
                <text:p text:style-name="P8"><text:span text:style-name="T2"><text:s/></text:span><text:span text:style-name="T2">for x in range(10): <text:s text:c="5"/># range </text:span><text:span text:style-name="T2">產生 </text:span><text:span text:style-name="T2">0~9 </text:span><text:span text:style-name="T2">的容器</text:span><text:span text:style-name="T2"><text:line-break/></text:span><text:span text:style-name="T2"> <text:s text:c="4"/></text:span><text:span text:style-name="T2">print(x**2 -1)</text:span></text:p>
              </text:list-item>
              <text:list-item>
                <text:p text:style-name="P8"><text:span text:style-name="T2">觀念驗證 </text:span><text:span text:style-name="T2">18.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_20_1" presentation:presentation-page-layout-name="AL2T11">
        <draw:frame draw:name="標題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1">走訪容器中的元素</text:span></text:p>
          </draw:text-box>
        </draw:frame>
        <draw:frame draw:name="內容版面配置區 2" presentation:style-name="pr5" draw:text-style-name="P2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8"><text:span text:style-name="T2"><text:s/></text:span><text:span text:style-name="T2">使用索引值來走訪的時機</text:span></text:p>
                <text:list>
                  <text:list-item>
                    <text:p text:style-name="P8"><text:span text:style-name="T2">程式 </text:span><text:span text:style-name="T2">18.4</text:span></text:p>
                  </text:list-item>
                </text:list>
              </text:list-item>
              <text:list-item>
                <text:p text:style-name="P8"><text:span text:style-name="T2"><text:s/></text:span><text:span text:style-name="T2">改變資料結構以方便走訪</text:span></text:p>
                <text:list>
                  <text:list-item>
                    <text:p text:style-name="P8"><text:span text:style-name="T2">程式 </text:span><text:span text:style-name="T2">18.5</text:span></text:p>
                  </text:list-item>
                </text:list>
              </text:list-item>
              <text:list-item>
                <text:p text:style-name="P8"><text:span text:style-name="T2">觀念驗證 </text:span><text:span text:style-name="T2">18.2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_20_1" presentation:presentation-page-layout-name="AL2T11">
        <draw:frame draw:name="標題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1">用多變數走訪兩層的</text:span><text:span text:style-name="T1">tuple</text:span></text:p>
          </draw:text-box>
        </draw:frame>
        <draw:frame draw:name="內容版面配置區 2" presentation:style-name="pr5" draw:text-style-name="P2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8"><text:span text:style-name="T2"><text:s/></text:span><text:span text:style-name="T2">程式</text:span><text:span text:style-name="T2">18.5</text:span><text:span text:style-name="T2">可以更優美</text:span><text:span text:style-name="T2">:</text:span></text:p>
                <text:list>
                  <text:list-item>
                    <text:p text:style-name="P8"><text:span text:style-name="T2">for (price,person) in winners:</text:span><text:span text:style-name="T2"><text:line-break/></text:span><text:span text:style-name="T2"> <text:s text:c="3"/>print(price, ': ', person)</text:span></text:p>
                  </text:list-item>
                </text:list>
              </text:list-item>
              <text:list-item>
                <text:p text:style-name="P8"><text:span text:style-name="T2"><text:s/></text:span><text:span text:style-name="T2">多變數指派是</text:span><text:span text:style-name="T2">python</text:span><text:span text:style-name="T2">的強項</text:span><text:span text:style-name="T2">:</text:span></text:p>
                <text:list>
                  <text:list-item>
                    <text:p text:style-name="P8"><text:span text:style-name="T2"><text:s/></text:span><text:span text:style-name="T2">x,y = 4,7</text:span></text:p>
                  </text:list-item>
                  <text:list-item>
                    <text:p text:style-name="P8"><text:span text:style-name="T2"><text:s/></text:span><text:span text:style-name="T2">a,b = b,a <text:s/></text:span></text:p>
                  </text:list-item>
                  <text:list-item>
                    <text:p text:style-name="P8"><text:span text:style-name="T2">a,(b,c) = 1,(2,3)</text:span></text:p>
                  </text:list-item>
                </text:list>
              </text:list-item>
              <text:list-item>
                <text:p text:style-name="P8"><text:span text:style-name="T2"><text:s/></text:span><text:span text:style-name="T2">觀念驗證 </text:span><text:span text:style-name="T2">18.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_20_1" presentation:presentation-page-layout-name="AL2T11">
        <draw:frame draw:name="標題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1">While vs. For</text:span></text:p>
          </draw:text-box>
        </draw:frame>
        <draw:frame draw:name="內容版面配置區 2" presentation:style-name="pr5" draw:text-style-name="P2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8"><text:span text:style-name="T2"><text:s/></text:span><text:span text:style-name="T2">while </text:span><text:span text:style-name="T2">是一般性的迴圈</text:span><text:span text:style-name="T2"><text:line-break/></text:span><text:span text:style-name="T2"> </text:span><text:span text:style-name="T2">for </text:span><text:span text:style-name="T2">是專門走訪容器的迴圈</text:span></text:p>
              </text:list-item>
              <text:list-item>
                <text:p text:style-name="P8"><text:span text:style-name="T2"><text:s/></text:span><text:span text:style-name="T2">所有的 </text:span><text:span text:style-name="T2">for </text:span><text:span text:style-name="T2">迴圈都可改寫成 </text:span><text:span text:style-name="T2">while </text:span><text:span text:style-name="T2">迴圈</text:span><text:span text:style-name="T2"><text:line-break/></text:span><text:span text:style-name="T2"> <text:s/>反之不成立。</text:span></text:p>
              </text:list-item>
              <text:list-item>
                <text:p text:style-name="P8"><text:span text:style-name="T2"><text:s/></text:span><text:span text:style-name="T2">for </text:span><text:span text:style-name="T2">迴圈較 </text:span><text:span text:style-name="T2">while </text:span><text:span text:style-name="T2">迴圈簡潔</text:span></text:p>
              </text:list-item>
              <text:list-item>
                <text:p text:style-name="P8"><text:span text:style-name="T2"><text:s/></text:span><text:span text:style-name="T2">觀念驗證 </text:span><text:span text:style-name="T2">18.4</text:span></text:p>
              </text:list-item>
              <text:list-item>
                <text:p text:style-name="P8"><text:span text:style-name="T2"><text:s/></text:span><text:span text:style-name="T2">練習 </text:span><text:span text:style-name="T2">p.18-13 Q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_20_1" presentation:presentation-page-layout-name="AL2T11">
        <draw:frame draw:name="標題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1">程式範例</text:span><text:span text:style-name="T1">:</text:span><text:span text:style-name="T1">拼字遊戲</text:span></text:p>
          </draw:text-box>
        </draw:frame>
        <draw:frame draw:name="內容版面配置區 2" presentation:style-name="pr5" draw:text-style-name="P2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8"><text:span text:style-name="T2"><text:s/></text:span><text:span text:style-name="T2">有一串單字列，每一行一個單字</text:span><text:span text:style-name="T2">;</text:span><text:span text:style-name="T2">你手上有任意張</text:span><text:span text:style-name="T2"><text:line-break/></text:span><text:span text:style-name="T2"> <text:s/>字母牌。找出所有可以從字母牌組成的單字。</text:span></text:p>
              </text:list-item>
              <text:list-item>
                <text:p text:style-name="P8"><text:span text:style-name="T2"><text:s/></text:span><text:span text:style-name="T2">字母牌可用一字串表示，如 </text:span><text:span text:style-name="T2">'ftdoesawomi'</text:span></text:p>
              </text:list-item>
              <text:list-item>
                <text:p text:style-name="P8"><text:span text:style-name="T2"><text:s/></text:span><text:span text:style-name="T2">單字列也是字串，格式略微不同</text:span><text:span text:style-name="T2">:</text:span><text:span text:style-name="T2"><text:line-break/></text:span><text:span text:style-name="T2"> '''tea <text:s text:c="5"/># </text:span><text:span text:style-name="T2">三個引號開頭的字串允許跨行</text:span><text:span text:style-name="T2"><text:line-break/></text:span><text:span text:style-name="T2"> </text:span><text:span text:style-name="T2">food</text:span><text:span text:style-name="T2"><text:line-break/></text:span><text:span text:style-name="T2"> meat</text:span><text:span text:style-name="T2"><text:line-break/></text:span><text:span text:style-name="T2"> fish</text:span><text:span text:style-name="T2"><text:line-break/></text:span><text:span text:style-name="T2"> steak</text:span><text:span text:style-name="T2"><text:line-break/></text:span><text:span text:style-name="T2"> ....</text:span><text:span text:style-name="T2"><text:line-break/></text:span><text:span text:style-name="T2"> '''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_20_1" presentation:presentation-page-layout-name="AL2T11">
        <draw:frame draw:name="標題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1">程式範例</text:span><text:span text:style-name="T1">:</text:span><text:span text:style-name="T1">拼字遊戲</text:span></text:p>
          </draw:text-box>
        </draw:frame>
        <draw:frame draw:name="內容版面配置區 2" presentation:style-name="pr5" draw:text-style-name="P2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8"><text:span text:style-name="T2"><text:s/></text:span><text:span text:style-name="T2">首先，我們必須把單字列轉換成單字的</text:span><text:span text:style-name="T2">tuple</text:span></text:p>
                <text:list>
                  <text:list-item>
                    <text:p text:style-name="P8"><text:span text:style-name="T2">將單字列中的每個單字取出，存入</text:span><text:span text:style-name="T2">tuple</text:span><text:span text:style-name="T2">。</text:span></text:p>
                  </text:list-item>
                </text:list>
              </text:list-item>
              <text:list-item>
                <text:p text:style-name="P8"><text:span text:style-name="T2"><text:s/></text:span><text:span text:style-name="T2">其次，就</text:span><text:span text:style-name="T2">tuple</text:span><text:span text:style-name="T2">中的每一個單字，判斷是否</text:span><text:span text:style-name="T2"><text:line-break/></text:span><text:span text:style-name="T2"> 可由字母牌中的字母組成。</text:span></text:p>
                <text:list>
                  <text:list-item>
                    <text:p text:style-name="P8"><text:span text:style-name="T2">判斷某個單字是否可由字母牌組成。此工作</text:span><text:span text:style-name="T2"><text:line-break/></text:span><text:span text:style-name="T2">會包在一個迴圈內</text:span><text:span text:style-name="T2">(</text:span><text:span text:style-name="T2">處理所有單字</text:span><text:span text:style-name="T2">)</text:span></text:p>
                  </text:list-item>
                </text:list>
              </text:list-item>
              <text:list-item>
                <text:p text:style-name="P8"><text:span text:style-name="T2"><text:s/></text:span><text:span text:style-name="T2">針對這樣的分析，思考初始環境</text:span><text:span text:style-name="T2">:</text:span><text:span text:style-name="T2">我們需要甚麼</text:span><text:span text:style-name="T2"><text:line-break/></text:span><text:span text:style-name="T2"> 變數</text:span><text:span text:style-name="T2">?</text:span><text:span text:style-name="T2">它們的初值為何</text:span><text:span text:style-name="T2">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_20_1" presentation:presentation-page-layout-name="AL2T11">
        <draw:frame draw:name="標題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1">程式範例</text:span><text:span text:style-name="T1">:</text:span><text:span text:style-name="T1">拼字遊戲</text:span></text:p>
          </draw:text-box>
        </draw:frame>
        <draw:frame draw:name="內容版面配置區 2" presentation:style-name="pr5" draw:text-style-name="P2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8"><text:span text:style-name="T2"><text:s/></text:span><text:span text:style-name="T2">初始環境</text:span><text:span text:style-name="T2">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2">tiles = </text:span><text:span text:style-name="T4">'ftdoesawomi' <text:s text:c="2"/>#</text:span><text:span text:style-name="T4">字母牌</text:span></text:p>
                  </text:list-item>
                  <text:list-item>
                    <text:p text:style-name="P8"><text:span text:style-name="T4">wordList = '''tea <text:s text:c="8"/>#</text:span><text:span text:style-name="T4">單字列</text:span><text:span text:style-name="T4"><text:line-break/></text:span><text:span text:style-name="T4">food</text:span><text:span text:style-name="T4"><text:line-break/></text:span><text:span text:style-name="T4">meat</text:span><text:span text:style-name="T4"><text:line-break/></text:span><text:span text:style-name="T4">fish</text:span><text:span text:style-name="T4"><text:line-break/></text:span><text:span text:style-name="T4">'''</text:span></text:p>
                  </text:list-item>
                  <text:list-item>
                    <text:p text:style-name="P8"><text:span text:style-name="T4">words = () <text:s text:c="3"/># </text:span><text:span text:style-name="T4">存放所有單字</text:span></text:p>
                  </text:list-item>
                  <text:list-item>
                    <text:p text:style-name="P8"><text:span text:style-name="T4">foundWords = () <text:s text:c="2"/># </text:span><text:span text:style-name="T4">存放可拼出的單字</text:span></text:p>
                  </text:list-item>
                  <text:list-item>
                    <text:p text:style-name="P8"><text:span text:style-name="T4">start = end = 0 <text:s/>#</text:span><text:span text:style-name="T4">擷取單字的起始與結束索引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_20_1" presentation:presentation-page-layout-name="AL2T11">
        <draw:frame draw:name="標題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1">程式範例</text:span><text:span text:style-name="T1">:</text:span><text:span text:style-name="T1">拼字遊戲</text:span></text:p>
          </draw:text-box>
        </draw:frame>
        <draw:frame draw:name="內容版面配置區 2" presentation:style-name="pr5" draw:text-style-name="P2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8"><text:span text:style-name="T2"><text:s/></text:span><text:span text:style-name="T2">Game2.p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_20_1" presentation:presentation-page-layout-name="AL2T11">
        <draw:frame draw:name="標題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1">作業</text:span></text:p>
          </draw:text-box>
        </draw:frame>
        <draw:frame draw:name="內容版面配置區 2" presentation:style-name="pr5" draw:text-style-name="P2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8"><text:span text:style-name="T2"><text:s/></text:span><text:span text:style-name="T2">樸克牌的每一張牌可用一個二字元的字串表示</text:span><text:span text:style-name="T2">:</text:span></text:p>
                <text:list>
                  <text:list-item>
                    <text:p text:style-name="P8"><text:span text:style-name="T2">'4s' --&gt; </text:span><text:span text:style-name="T2">黑桃</text:span><text:span text:style-name="T2">4</text:span></text:p>
                  </text:list-item>
                  <text:list-item>
                    <text:p text:style-name="P8"><text:span text:style-name="T2">'kh' --&gt; </text:span><text:span text:style-name="T2">紅桃 </text:span><text:span text:style-name="T2">K</text:span></text:p>
                  </text:list-item>
                  <text:list-item>
                    <text:p text:style-name="P8"><text:span text:style-name="T2">'9d' --&gt; </text:span><text:span text:style-name="T2">紅磚 </text:span><text:span text:style-name="T2">9</text:span></text:p>
                  </text:list-item>
                  <text:list-item>
                    <text:p text:style-name="P8"><text:span text:style-name="T2">'ac' --&gt; </text:span><text:span text:style-name="T2">梅花 </text:span><text:span text:style-name="T2">A</text:span></text:p>
                  </text:list-item>
                </text:list>
              </text:list-item>
              <text:list-item>
                <text:p text:style-name="P8"><text:span text:style-name="T2"><text:s/></text:span><text:span text:style-name="T2">莊家有</text:span><text:span text:style-name="T2">10</text:span><text:span text:style-name="T2">張牌，</text:span><text:span text:style-name="T2">4</text:span><text:span text:style-name="T2">個玩家各有</text:span><text:span text:style-name="T2">5</text:span><text:span text:style-name="T2">張牌。</text:span><text:span text:style-name="T2"><text:line-break/></text:span><text:span text:style-name="T2"> 找出哪個玩家的牌與莊家相同的張數最多，</text:span><text:span text:style-name="T2"><text:line-break/></text:span><text:span text:style-name="T2"> 印出此玩家及相同的牌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3" draw:display-name="Dash 3" draw:style="rect" draw:dots2="1" draw:dots2-length="0.14cm" draw:distance="0.105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solid" draw:fill-color="#ffffff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Gill Sans MT'" fo:font-size="26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language-asian="zh" style:country-asian="TW" style:font-style-asian="normal" style:font-weight-asian="normal" style:font-family-complex="Mangal" style:font-family-generic-complex="system" style:font-pitch-complex="variable" style:font-size-complex="26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預設-outline2" style:family="presentation" style:parent-style-name="預設-outline1">
      <style:paragraph-properties fo:margin-top="0cm" fo:margin-bottom="0.4cm" fo:text-align="start" style:punctuation-wrap="hanging" style:writing-mode="lr-tb"/>
      <style:text-properties fo:color="#000000" style:text-line-through-style="none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預設-outline3" style:family="presentation" style:parent-style-name="預設-outline2">
      <style:paragraph-properties fo:margin-top="0cm" fo:margin-bottom="0.3cm" fo:text-align="start" style:punctuation-wrap="hanging" style:writing-mode="lr-tb"/>
      <style:text-properties fo:color="#000000" style:text-line-through-style="none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預設-outline4" style:family="presentation" style:parent-style-name="預設-outline3">
      <style:paragraph-properties fo:margin-top="0cm" fo:margin-bottom="0.2cm" fo:text-align="start" style:punctuation-wrap="hanging" style:writing-mode="lr-tb"/>
      <style:text-properties fo:color="#000000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Gill Sans MT'" fo:font-size="18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zh" style:country-asian="TW" style:font-style-asian="normal" style:font-weight-asian="normal" style:font-family-complex="Mangal" style:font-family-generic-complex="system" style:font-pitch-complex="variable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預設_20_1-background" style:display-name="預設 1-background" style:family="presentation">
      <style:graphic-properties draw:stroke="none" draw:fill="solid" draw:fill-color="#ffffff"/>
      <style:text-properties style:letter-kerning="true"/>
    </style:style>
    <style:style style:name="預設_20_1-backgroundobjects" style:display-name="預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20_1-notes" style:display-name="預設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_20_1-outline1" style:display-name="預設 1-outline1" style:family="presentation">
      <style:graphic-properties draw:stroke="none" draw:fill="none">
        <text:list-style style:name="預設_20_1-outline1" style:display-name="預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Gill Sans MT'" fo:font-size="26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language-asian="zh" style:country-asian="TW" style:font-style-asian="normal" style:font-weight-asian="normal" style:font-family-complex="Mangal" style:font-family-generic-complex="system" style:font-pitch-complex="variable" style:font-size-complex="26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預設_20_1-outline2" style:display-name="預設 1-outline2" style:family="presentation" style:parent-style-name="預設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預設_20_1-outline3" style:display-name="預設 1-outline3" style:family="presentation" style:parent-style-name="預設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預設_20_1-outline4" style:display-name="預設 1-outline4" style:family="presentation" style:parent-style-name="預設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預設_20_1-outline5" style:display-name="預設 1-outline5" style:family="presentation" style:parent-style-name="預設_20_1-outline4">
      <style:paragraph-properties fo:margin-top="0cm" fo:margin-bottom="0.1cm"/>
      <style:text-properties fo:font-size="20pt" style:font-size-asian="20pt" style:font-size-complex="20pt"/>
    </style:style>
    <style:style style:name="預設_20_1-outline6" style:display-name="預設 1-outline6" style:family="presentation" style:parent-style-name="預設_20_1-outline5">
      <style:paragraph-properties fo:margin-top="0cm" fo:margin-bottom="0.1cm"/>
      <style:text-properties fo:font-size="20pt" style:font-size-asian="20pt" style:font-size-complex="20pt"/>
    </style:style>
    <style:style style:name="預設_20_1-outline7" style:display-name="預設 1-outline7" style:family="presentation" style:parent-style-name="預設_20_1-outline6">
      <style:paragraph-properties fo:margin-top="0cm" fo:margin-bottom="0.1cm"/>
      <style:text-properties fo:font-size="20pt" style:font-size-asian="20pt" style:font-size-complex="20pt"/>
    </style:style>
    <style:style style:name="預設_20_1-outline8" style:display-name="預設 1-outline8" style:family="presentation" style:parent-style-name="預設_20_1-outline7">
      <style:paragraph-properties fo:margin-top="0cm" fo:margin-bottom="0.1cm"/>
      <style:text-properties fo:font-size="20pt" style:font-size-asian="20pt" style:font-size-complex="20pt"/>
    </style:style>
    <style:style style:name="預設_20_1-outline9" style:display-name="預設 1-outline9" style:family="presentation" style:parent-style-name="預設_20_1-outline8">
      <style:paragraph-properties fo:margin-top="0cm" fo:margin-bottom="0.1cm"/>
      <style:text-properties fo:font-size="20pt" style:font-size-asian="20pt" style:font-size-complex="20pt"/>
    </style:style>
    <style:style style:name="預設_20_1-subtitle" style:display-name="預設 1-subtitle" style:family="presentation">
      <style:graphic-properties draw:stroke="none" draw:fill="none" draw:textarea-vertical-align="middle">
        <text:list-style style:name="預設_20_1-subtitle" style:display-name="預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1-title" style:display-name="預設 1-title" style:family="presentation">
      <style:graphic-properties draw:stroke="none" draw:fill="none" draw:textarea-vertical-align="middle">
        <text:list-style style:name="預設_20_1-title" style:display-name="預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Gill Sans MT'" fo:font-size="18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zh" style:country-asian="TW" style:font-style-asian="normal" style:font-weight-asian="normal" style:font-family-complex="Mangal" style:font-family-generic-complex="system" style:font-pitch-complex="variable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dash" draw:stroke-dash="Dash_20_3" svg:stroke-width="0.026cm" svg:stroke-color="#9fb8cd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71cm" draw:fill="solid" draw:fill-color="#9fb8cd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727ca3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18cm" svg:stroke-color="#9fb8cd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18cm" draw:fill="solid" draw:fill-color="#727ca3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18cm" draw:fill="solid" draw:fill-color="#9fb8cd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預設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預設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4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預設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預設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預設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預設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預設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.212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76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.5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64653" style:text-line-through-style="none" fo:font-family="'Bookman Old Style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fo:font-family="'Gill Sans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color="#000000" style:text-line-through-style="none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fo:font-family="'Gill Sans MT'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color="#464653" style:text-line-through-style="none" fo:font-family="'Gill Sans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7" style:family="text">
      <style:text-properties fo:color="#000000" style:text-line-through-style="none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">
        <style:list-level-properties text:space-before="0.001cm" text:min-label-width="0.761cm"/>
        <style:text-properties fo:font-family="'Wingdings 3'" fo:color="#727ca3" fo:font-size="7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">
        <style:list-level-properties text:space-before="0.001cm" text:min-label-width="0.761cm"/>
        <style:text-properties fo:font-family="'Wingdings 3'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fo:color="#9fb8cd" fo:font-size="76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">
        <style:list-level-properties text:space-before="0.001cm" text:min-label-width="0.761cm"/>
        <style:text-properties fo:font-family="'Wingdings 3'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fo:color="#9fb8cd" fo:font-size="76%"/>
      </text:list-level-style-bullet>
      <text:list-level-style-bullet text:level="3" text:bullet-char="">
        <style:list-level-properties text:space-before="1.652cm" text:min-label-width="0.634cm"/>
        <style:text-properties fo:font-family="'Wingdings 3'" fo:color="#bcbcbc" fo:font-size="76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">
        <style:list-level-properties text:space-before="0.001cm" text:min-label-width="0.761cm"/>
        <style:text-properties fo:font-family="'Wingdings 3'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fo:color="#9fb8cd" fo:font-size="76%"/>
      </text:list-level-style-bullet>
      <text:list-level-style-bullet text:level="3" text:bullet-char="">
        <style:list-level-properties text:space-before="1.652cm" text:min-label-width="0.634cm"/>
        <style:text-properties fo:font-family="'Wingdings 3'" fo:color="#bcbcbc" fo:font-size="76%"/>
      </text:list-level-style-bullet>
      <text:list-level-style-bullet text:level="4" text:bullet-char="">
        <style:list-level-properties text:space-before="2.414cm" text:min-label-width="0.634cm"/>
        <style:text-properties fo:font-family="Wingdings" fo:color="#8ca2b4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">
        <style:list-level-properties text:space-before="0.001cm" text:min-label-width="0.761cm"/>
        <style:text-properties fo:font-family="'Wingdings 3'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fo:color="#9fb8cd" fo:font-size="76%"/>
      </text:list-level-style-bullet>
      <text:list-level-style-bullet text:level="3" text:bullet-char="">
        <style:list-level-properties text:space-before="1.652cm" text:min-label-width="0.634cm"/>
        <style:text-properties fo:font-family="'Wingdings 3'" fo:color="#bcbcbc" fo:font-size="76%"/>
      </text:list-level-style-bullet>
      <text:list-level-style-bullet text:level="4" text:bullet-char="">
        <style:list-level-properties text:space-before="2.414cm" text:min-label-width="0.634cm"/>
        <style:text-properties fo:font-family="Wingdings" fo:color="#8ca2b4" fo:font-size="70%"/>
      </text:list-level-style-bullet>
      <text:list-level-style-bullet text:level="5" text:bullet-char="">
        <style:list-level-properties text:space-before="3.176cm" text:min-label-width="0.634cm"/>
        <style:text-properties fo:font-family="Wingdings" fo:color="#9fb8cd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25</text:page-number></text:span></text:p>
        </draw:text-box>
      </draw:frame>
    </style:handout-master>
    <style:master-page style:name="預設" style:page-layout-name="PM1" draw:style-name="Mdp1">
      <draw:line draw:name="直線接點 27" draw:style-name="Mgr3" draw:text-style-name="MP3" draw:layer="backgroundobjects" svg:x1="1.27cm" svg:y1="17.647cm" svg:x2="24.13cm" svg:y2="17.647cm">
        <text:p/>
      </draw:line>
      <draw:line draw:name="直線接點 28" draw:style-name="Mgr3" draw:text-style-name="MP3" draw:layer="backgroundobjects" svg:x1="1.27cm" svg:y1="3.175cm" svg:x2="24.13cm" svg:y2="3.175cm">
        <text:p/>
      </draw:line>
      <draw:custom-shape draw:name="等腰三角形 9" draw:style-name="Mgr4" draw:text-style-name="MP4" draw:layer="backgroundobjects" svg:width="0.529cm" svg:height="0.333cm" draw:transform="rotate (-1.57079632679579) translate (1.596cm 17.86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draw:name="標題 7" presentation:style-name="Mpr1" draw:text-style-name="MP4" draw:layer="backgroundobjects" svg:width="19.049cm" svg:height="2.751cm" svg:x="3.387cm" svg:y="10.795cm" presentation:class="title" presentation:user-transformed="true">
        <draw:text-box>
          <text:p text:style-name="MP5"><text:span text:style-name="MT2">請按一下滑鼠，編輯標題文的格式。按一下以編輯母片標題樣式</text:span></text:p>
        </draw:text-box>
      </draw:frame>
      <draw:frame draw:name="日期版面配置區 27" presentation:style-name="Mpr2" draw:text-style-name="MP7" draw:layer="backgroundobjects" svg:width="6.349cm" svg:height="1.015cm" svg:x="17.78cm" svg:y="17.653cm" presentation:class="date-time" presentation:user-transformed="true">
        <draw:text-box>
          <text:p text:style-name="MP6"><text:span text:style-name="MT3"><text:date style:data-style-name="D1" text:date-value="2019-06-27">6/27/19</text:date></text:span></text:p>
        </draw:text-box>
      </draw:frame>
      <draw:frame draw:name="頁尾版面配置區 16" presentation:style-name="Mpr2" draw:text-style-name="MP8" draw:layer="backgroundobjects" svg:width="9.651cm" svg:height="1.015cm" svg:x="8.052cm" svg:y="17.653cm" presentation:class="footer" presentation:user-transformed="true">
        <draw:text-box>
          <text:p/>
        </draw:text-box>
      </draw:frame>
      <draw:frame draw:name="投影片編號版面配置區 28" presentation:style-name="Mpr2" draw:text-style-name="MP9" draw:layer="backgroundobjects" svg:width="3.386cm" svg:height="1.015cm" svg:x="3.378cm" svg:y="17.653cm" presentation:class="page-number" presentation:user-transformed="true">
        <draw:text-box>
          <text:p text:style-name="MP6"><text:span text:style-name="MT4"><text:page-number>25</text:page-number></text:span></text:p>
        </draw:text-box>
      </draw:frame>
      <draw:custom-shape draw:name="矩形 20" draw:style-name="Mgr5" draw:text-style-name="MP4" draw:layer="backgroundobjects" svg:width="20.319cm" svg:height="3.555cm" svg:x="2.514cm" svg:y="10.134cm">
        <text:p/>
        <draw:enhanced-geometry svg:viewBox="0 0 21600 21600" draw:type="rectangle" draw:enhanced-path="M 0 0 L 21600 0 21600 21600 0 21600 0 0 Z N"/>
      </draw:custom-shape>
      <draw:custom-shape draw:name="矩形 32" draw:style-name="Mgr6" draw:text-style-name="MP4" draw:layer="backgroundobjects" svg:width="20.319cm" svg:height="1.904cm" svg:x="2.54cm" svg:y="14.023cm">
        <text:p/>
        <draw:enhanced-geometry svg:viewBox="0 0 21600 21600" draw:type="rectangle" draw:enhanced-path="M 0 0 L 21600 0 21600 21600 0 21600 0 0 Z N"/>
      </draw:custom-shape>
      <draw:custom-shape draw:name="矩形 21" draw:style-name="Mgr7" draw:text-style-name="MP4" draw:layer="backgroundobjects" svg:width="0.634cm" svg:height="3.555cm" svg:x="2.514cm" svg:y="10.134cm">
        <text:p/>
        <draw:enhanced-geometry svg:viewBox="0 0 21600 21600" draw:type="rectangle" draw:enhanced-path="M 0 0 L 21600 0 21600 21600 0 21600 0 0 Z N"/>
      </draw:custom-shape>
      <draw:custom-shape draw:name="矩形 31" draw:style-name="Mgr8" draw:text-style-name="MP4" draw:layer="backgroundobjects" svg:width="0.634cm" svg:height="1.904cm" svg:x="2.54cm" svg:y="14.023cm">
        <text:p/>
        <draw:enhanced-geometry svg:viewBox="0 0 21600 21600" draw:type="rectangle" draw:enhanced-path="M 0 0 L 21600 0 21600 21600 0 21600 0 0 Z N"/>
      </draw:custom-shape>
      <draw:frame presentation:style-name="預設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預設_20_1" style:display-name="預設 1" style:page-layout-name="PM1" draw:style-name="Mdp1">
      <draw:line draw:name="直線接點 27" draw:style-name="Mgr3" draw:text-style-name="MP3" draw:layer="backgroundobjects" svg:x1="1.27cm" svg:y1="17.647cm" svg:x2="24.13cm" svg:y2="17.647cm">
        <text:p/>
      </draw:line>
      <draw:line draw:name="直線接點 28" draw:style-name="Mgr3" draw:text-style-name="MP3" draw:layer="backgroundobjects" svg:x1="1.27cm" svg:y1="3.175cm" svg:x2="24.13cm" svg:y2="3.175cm">
        <text:p/>
      </draw:line>
      <draw:custom-shape draw:name="等腰三角形 9" draw:style-name="Mgr4" draw:text-style-name="MP4" draw:layer="backgroundobjects" svg:width="0.529cm" svg:height="0.333cm" draw:transform="rotate (-1.57079632679579) translate (1.596cm 17.86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draw:name="標題 1" presentation:style-name="Mpr5" draw:text-style-name="MP4" draw:layer="backgroundobjects" svg:width="22.859cm" svg:height="2.751cm" svg:x="1.27cm" svg:y="0.423cm" presentation:class="title" presentation:user-transformed="true">
        <draw:text-box>
          <text:p text:style-name="MP5"><text:span text:style-name="MT2">請按一下滑鼠，編輯標題文的格式。按一下以編輯母片標題樣式</text:span></text:p>
        </draw:text-box>
      </draw:frame>
      <draw:frame draw:name="日期版面配置區 3" presentation:style-name="Mpr6" draw:text-style-name="MP7" draw:layer="backgroundobjects" svg:width="6.357cm" svg:height="1.015cm" svg:x="17.78cm" svg:y="17.657cm" presentation:class="date-time" presentation:user-transformed="true">
        <draw:text-box>
          <text:p text:style-name="MP6"><text:span text:style-name="MT4"><text:date style:data-style-name="D1" text:date-value="2019-06-27">6/27/19</text:date></text:span></text:p>
        </draw:text-box>
      </draw:frame>
      <draw:frame draw:name="頁尾版面配置區 4" presentation:style-name="Mpr6" draw:text-style-name="MP8" draw:layer="backgroundobjects" svg:width="9.736cm" svg:height="1.015cm" svg:x="8.052cm" svg:y="17.657cm" presentation:class="footer" presentation:user-transformed="true">
        <draw:text-box>
          <text:p/>
        </draw:text-box>
      </draw:frame>
      <draw:frame draw:name="投影片編號版面配置區 5" presentation:style-name="Mpr6" draw:text-style-name="MP9" draw:layer="backgroundobjects" svg:width="5.502cm" svg:height="1.015cm" svg:x="1.702cm" svg:y="17.657cm" presentation:class="page-number" presentation:user-transformed="true">
        <draw:text-box>
          <text:p text:style-name="MP6"><text:span text:style-name="MT4"><text:page-number>25</text:page-number></text:span></text:p>
        </draw:text-box>
      </draw:frame>
      <draw:frame draw:name="內容版面配置區 7" presentation:style-name="Mpr7" draw:text-style-name="MP4" draw:layer="backgroundobjects" svg:width="22.859cm" svg:height="13.715cm" svg:x="1.27cm" svg:y="3.387cm" presentation:class="outline" presentation:user-transformed="true">
        <draw:text-box>
          <text:list text:style-name="ML3">
            <text:list-item>
              <text:p><text:span text:style-name="MT5">請按滑鼠，編輯大綱文字格式。</text:span></text:p>
              <text:list>
                <text:list-item>
                  <text:p><text:span text:style-name="MT5">第二個大綱層次</text:span></text:p>
                  <text:list>
                    <text:list-item>
                      <text:p><text:span text:style-name="MT5">第三個大綱層次</text:span></text:p>
                      <text:list>
                        <text:list-item>
                          <text:p><text:span text:style-name="MT5">第四個大綱層次</text:span></text:p>
                          <text:list>
                            <text:list-item>
                              <text:p><text:span text:style-name="MT5">第五個大綱層次</text:span></text:p>
                              <text:list>
                                <text:list-item>
                                  <text:p><text:span text:style-name="MT5">第六個大綱層次</text:span></text:p>
                                  <text:list>
                                    <text:list-item>
                                      <text:p><text:span text:style-name="MT5">第七個大綱層次</text:span></text:p>
                                      <text:list>
                                        <text:list-item>
                                          <text:p><text:span text:style-name="MT5">第八個大綱層次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第九個大綱層次按一下以編輯母片文字樣式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第二層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7">第三層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預設_20_1-title" draw:layer="backgroundobjects" svg:width="14.848cm" svg:height="11.136cm" svg:x="3.075cm" svg:y="2.257cm" presentation:class="page"/>
        <draw:frame presentation:style-name="預設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9-06-27T19:03:56.58</dc:date>
    <dc:creator>michael lyuee</dc:creator>
    <meta:generator>OpenOffice/4.1.5$Win32 OpenOffice.org_project/415m1$Build-9789</meta:generator>
    <meta:editing-duration>PT10H59M44S</meta:editing-duration>
    <meta:editing-cycles>10</meta:editing-cycles>
    <meta:document-statistic meta:object-count="146"/>
  </office:meta>
</office:document-meta>
</file>